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25b549" officeooo:paragraph-rsid="001b7470" style:font-size-asian="10pt" style:font-size-complex="10pt"/>
    </style:style>
    <style:style style:name="P2" style:family="paragraph" style:parent-style-name="Standard">
      <style:text-properties fo:font-size="10pt" officeooo:rsid="00206f79" officeooo:paragraph-rsid="001b7470" style:font-size-asian="10pt" style:font-size-complex="10pt"/>
    </style:style>
    <style:style style:name="P3" style:family="paragraph" style:parent-style-name="Standard">
      <style:text-properties fo:font-size="10pt" officeooo:rsid="0021ac3b" officeooo:paragraph-rsid="001b7470" style:font-size-asian="10pt" style:font-size-complex="10pt"/>
    </style:style>
    <style:style style:name="P4" style:family="paragraph" style:parent-style-name="Standard">
      <style:text-properties fo:font-size="10pt" officeooo:rsid="00241261" officeooo:paragraph-rsid="001b7470" style:font-size-asian="10pt" style:font-size-complex="10pt"/>
    </style:style>
    <style:style style:name="P5" style:family="paragraph" style:parent-style-name="Standard">
      <style:text-properties fo:font-size="10pt" officeooo:rsid="0025a94c" officeooo:paragraph-rsid="001b7470" style:font-size-asian="10pt" style:font-size-complex="10pt"/>
    </style:style>
    <style:style style:name="P6" style:family="paragraph" style:parent-style-name="Standard">
      <style:text-properties fo:font-size="10pt" officeooo:rsid="001ae501" officeooo:paragraph-rsid="001b7470" style:font-size-asian="10pt" style:font-size-complex="10pt"/>
    </style:style>
    <style:style style:name="P7" style:family="paragraph" style:parent-style-name="Standard" style:list-style-name="L1">
      <style:text-properties officeooo:rsid="0017453e" officeooo:paragraph-rsid="001b7470"/>
    </style:style>
    <style:style style:name="P8" style:family="paragraph" style:parent-style-name="Standard" style:list-style-name="L1">
      <style:text-properties officeooo:rsid="0017453e" officeooo:paragraph-rsid="001c7d87"/>
    </style:style>
    <style:style style:name="P9" style:family="paragraph" style:parent-style-name="Standard">
      <style:text-properties officeooo:rsid="0017453e" officeooo:paragraph-rsid="001b7470"/>
    </style:style>
    <style:style style:name="P10" style:family="paragraph" style:parent-style-name="Standard">
      <style:text-properties officeooo:rsid="0017453e" officeooo:paragraph-rsid="001c7d87"/>
    </style:style>
    <style:style style:name="P11" style:family="paragraph" style:parent-style-name="Standard" style:list-style-name="L1">
      <style:text-properties officeooo:paragraph-rsid="001b7470"/>
    </style:style>
    <style:style style:name="P12" style:family="paragraph" style:parent-style-name="Standard" style:list-style-name="L1">
      <style:text-properties officeooo:paragraph-rsid="001c7d87"/>
    </style:style>
    <style:style style:name="P13" style:family="paragraph" style:parent-style-name="Standard" style:list-style-name="L1">
      <style:text-properties officeooo:rsid="0018f4d8" officeooo:paragraph-rsid="001b7470"/>
    </style:style>
    <style:style style:name="P14" style:family="paragraph" style:parent-style-name="Standard" style:list-style-name="L1">
      <style:text-properties officeooo:rsid="0018f4d8" officeooo:paragraph-rsid="001c7d87"/>
    </style:style>
    <style:style style:name="P15" style:family="paragraph" style:parent-style-name="Standard" style:list-style-name="L1">
      <style:text-properties officeooo:rsid="00197f06" officeooo:paragraph-rsid="001b7470"/>
    </style:style>
    <style:style style:name="P16" style:family="paragraph" style:parent-style-name="Standard" style:list-style-name="L1">
      <style:text-properties officeooo:rsid="00197f06" officeooo:paragraph-rsid="001c7d87"/>
    </style:style>
    <style:style style:name="P17" style:family="paragraph" style:parent-style-name="Standard" style:list-style-name="L1">
      <style:text-properties officeooo:rsid="001bfb1a" officeooo:paragraph-rsid="001b7470"/>
    </style:style>
    <style:style style:name="P18" style:family="paragraph" style:parent-style-name="Standard" style:list-style-name="L1">
      <style:text-properties officeooo:rsid="001bfb1a" officeooo:paragraph-rsid="001c7d87"/>
    </style:style>
    <style:style style:name="P19" style:family="paragraph" style:parent-style-name="Standard" style:list-style-name="L1">
      <style:text-properties officeooo:rsid="001c344e" officeooo:paragraph-rsid="001b7470"/>
    </style:style>
    <style:style style:name="P20" style:family="paragraph" style:parent-style-name="Standard" style:list-style-name="L1">
      <style:text-properties officeooo:rsid="001c344e" officeooo:paragraph-rsid="001c7d87"/>
    </style:style>
    <style:style style:name="P21" style:family="paragraph" style:parent-style-name="Standard">
      <style:text-properties fo:font-size="16pt" officeooo:rsid="00206f79" officeooo:paragraph-rsid="001b7470" style:font-size-asian="16pt" style:font-size-complex="16pt"/>
    </style:style>
    <style:style style:name="P22" style:family="paragraph" style:parent-style-name="Standard">
      <style:text-properties fo:font-size="14pt" officeooo:rsid="0038f8e5" officeooo:paragraph-rsid="001b7470" style:font-size-asian="14pt" style:font-size-complex="14pt"/>
    </style:style>
    <style:style style:name="P23" style:family="paragraph" style:parent-style-name="Standard">
      <style:text-properties officeooo:rsid="00206f79" officeooo:paragraph-rsid="001b7470"/>
    </style:style>
    <style:style style:name="P24" style:family="paragraph" style:parent-style-name="Standard">
      <style:text-properties fo:font-size="8pt" officeooo:rsid="0062bbed" officeooo:paragraph-rsid="001c7d87" style:font-size-asian="8pt" style:font-size-complex="8pt"/>
    </style:style>
    <style:style style:name="P25" style:family="paragraph" style:parent-style-name="Standard">
      <style:text-properties fo:font-size="8pt" officeooo:rsid="00206f79" officeooo:paragraph-rsid="001c7d87" style:font-size-asian="8pt" style:font-size-complex="8pt"/>
    </style:style>
    <style:style style:name="P26" style:family="paragraph" style:parent-style-name="Standard">
      <style:text-properties fo:font-size="8pt" officeooo:rsid="0021ac3b" officeooo:paragraph-rsid="001c7d87" style:font-size-asian="8pt" style:font-size-complex="8pt"/>
    </style:style>
    <style:style style:name="P27" style:family="paragraph" style:parent-style-name="Standard">
      <style:text-properties fo:font-size="8pt" officeooo:rsid="007d92be" officeooo:paragraph-rsid="001c7d87" style:font-size-asian="8pt" style:font-size-complex="8pt"/>
    </style:style>
    <style:style style:name="P28" style:family="paragraph" style:parent-style-name="Standard">
      <style:text-properties fo:font-size="8pt" officeooo:rsid="0049b26b" officeooo:paragraph-rsid="001c7d87" style:font-size-asian="8pt" style:font-size-complex="8pt"/>
    </style:style>
    <style:style style:name="P29" style:family="paragraph" style:parent-style-name="Standard">
      <style:text-properties fo:font-size="8pt" officeooo:rsid="004b01e5" officeooo:paragraph-rsid="001c7d87" style:font-size-asian="8pt" style:font-size-complex="8pt"/>
    </style:style>
    <style:style style:name="P30" style:family="paragraph" style:parent-style-name="Standard">
      <style:text-properties fo:font-size="8pt" officeooo:rsid="004fc68b" officeooo:paragraph-rsid="001c7d87" style:font-size-asian="8pt" style:font-size-complex="8pt"/>
    </style:style>
    <style:style style:name="P31" style:family="paragraph" style:parent-style-name="Standard">
      <style:text-properties fo:font-size="8pt" officeooo:rsid="0025b549" officeooo:paragraph-rsid="001c7d87" style:font-size-asian="8pt" style:font-size-complex="8pt"/>
    </style:style>
    <style:style style:name="P32" style:family="paragraph" style:parent-style-name="Standard">
      <style:text-properties officeooo:rsid="004fc68b" officeooo:paragraph-rsid="001c7d87"/>
    </style:style>
    <style:style style:name="P33" style:family="paragraph" style:parent-style-name="Standard">
      <style:text-properties officeooo:rsid="0051a970" officeooo:paragraph-rsid="001c7d87"/>
    </style:style>
    <style:style style:name="P34" style:family="paragraph" style:parent-style-name="Standard">
      <style:text-properties style:text-line-through-style="solid" style:text-line-through-type="single" officeooo:paragraph-rsid="001c7d87"/>
    </style:style>
    <style:style style:name="P35" style:family="paragraph" style:parent-style-name="Standard">
      <style:text-properties officeooo:rsid="00b2f4f1" officeooo:paragraph-rsid="001c7d87"/>
    </style:style>
    <style:style style:name="P36" style:family="paragraph" style:parent-style-name="Standard">
      <style:text-properties officeooo:paragraph-rsid="001c7d87"/>
    </style:style>
    <style:style style:name="P37" style:family="paragraph" style:parent-style-name="Standard">
      <style:paragraph-properties fo:margin-top="0in" fo:margin-bottom="0in" loext:contextual-spacing="false"/>
      <style:text-properties fo:font-size="8pt" officeooo:rsid="0062bbed" officeooo:paragraph-rsid="001c7d87" style:font-size-asian="8pt" style:font-size-complex="8pt"/>
    </style:style>
    <style:style style:name="P38" style:family="paragraph" style:parent-style-name="Standard">
      <style:paragraph-properties fo:margin-top="0in" fo:margin-bottom="0in" loext:contextual-spacing="false"/>
      <style:text-properties fo:font-size="8pt" officeooo:rsid="0025b549" officeooo:paragraph-rsid="001c7d87" style:font-size-asian="8pt" style:font-size-complex="8pt"/>
    </style:style>
    <style:style style:name="P39" style:family="paragraph" style:parent-style-name="Standard">
      <style:paragraph-properties fo:margin-top="0in" fo:margin-bottom="0in" loext:contextual-spacing="false"/>
      <style:text-properties fo:font-size="8pt" officeooo:rsid="00821823" officeooo:paragraph-rsid="001c7d87" style:font-size-asian="8pt" style:font-size-complex="8pt"/>
    </style:style>
    <style:style style:name="P40" style:family="paragraph" style:parent-style-name="Standard">
      <style:paragraph-properties fo:margin-top="0in" fo:margin-bottom="0in" loext:contextual-spacing="false"/>
      <style:text-properties fo:font-size="8pt" officeooo:rsid="0017453e" officeooo:paragraph-rsid="001c7d87" style:font-size-asian="8pt" style:font-size-complex="8pt"/>
    </style:style>
    <style:style style:name="P41" style:family="paragraph" style:parent-style-name="Standard">
      <style:paragraph-properties fo:margin-top="0in" fo:margin-bottom="0in" loext:contextual-spacing="false"/>
      <style:text-properties fo:font-size="8pt" fo:font-weight="bold" officeooo:rsid="00b5cd86" officeooo:paragraph-rsid="001c7d87" style:font-size-asian="8pt" style:font-weight-asian="bold" style:font-size-complex="8pt" style:font-weight-complex="bold"/>
    </style:style>
    <style:style style:name="P42" style:family="paragraph" style:parent-style-name="Text_20_body">
      <style:paragraph-properties fo:margin-top="0in" fo:margin-bottom="0in" loext:contextual-spacing="false"/>
      <style:text-properties fo:font-size="8pt" officeooo:rsid="0049b26b" officeooo:paragraph-rsid="001c7d87" style:font-size-asian="7pt" style:font-size-complex="8pt"/>
    </style:style>
    <style:style style:name="P43" style:family="paragraph" style:parent-style-name="Text_20_body">
      <style:paragraph-properties fo:margin-top="0in" fo:margin-bottom="0in" loext:contextual-spacing="false"/>
      <style:text-properties fo:font-size="8pt" officeooo:rsid="0074d55f" officeooo:paragraph-rsid="001c7d87" style:font-size-asian="7pt" style:font-size-complex="8pt"/>
    </style:style>
    <style:style style:name="P44" style:family="paragraph" style:parent-style-name="Text_20_body">
      <style:paragraph-properties fo:margin-top="0in" fo:margin-bottom="0in" loext:contextual-spacing="false"/>
      <style:text-properties fo:font-size="8pt" fo:font-weight="bold" officeooo:rsid="00b5cd86" officeooo:paragraph-rsid="001c7d87" style:font-size-asian="7pt" style:font-weight-asian="bold" style:font-size-complex="8pt" style:font-weight-complex="bold"/>
    </style:style>
    <style:style style:name="T1" style:family="text">
      <style:text-properties officeooo:rsid="0018f4d8"/>
    </style:style>
    <style:style style:name="T2" style:family="text">
      <style:text-properties officeooo:rsid="0017453e"/>
    </style:style>
    <style:style style:name="T3" style:family="text">
      <style:text-properties officeooo:rsid="00197f06"/>
    </style:style>
    <style:style style:name="T4" style:family="text">
      <style:text-properties officeooo:rsid="001ae501"/>
    </style:style>
    <style:style style:name="T5" style:family="text">
      <style:text-properties officeooo:rsid="001dbd60"/>
    </style:style>
    <style:style style:name="T6" style:family="text">
      <style:text-properties officeooo:rsid="001bfb1a"/>
    </style:style>
    <style:style style:name="T7" style:family="text">
      <style:text-properties officeooo:rsid="001c344e"/>
    </style:style>
    <style:style style:name="T8" style:family="text">
      <style:text-properties officeooo:rsid="0038f8e5"/>
    </style:style>
    <style:style style:name="T9" style:family="text">
      <style:text-properties officeooo:rsid="00284058"/>
    </style:style>
    <style:style style:name="T10" style:family="text">
      <style:text-properties officeooo:rsid="00206f79"/>
    </style:style>
    <style:style style:name="T11" style:family="text">
      <style:text-properties officeooo:rsid="005ff07b"/>
    </style:style>
    <style:style style:name="T12" style:family="text">
      <style:text-properties officeooo:rsid="00642a67"/>
    </style:style>
    <style:style style:name="T13" style:family="text">
      <style:text-properties officeooo:rsid="0049b26b"/>
    </style:style>
    <style:style style:name="T14" style:family="text">
      <style:text-properties officeooo:rsid="00b5cd86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8bef4b" style:font-size-asian="8pt" style:font-size-complex="8pt"/>
    </style:style>
    <style:style style:name="T17" style:family="text">
      <style:text-properties fo:font-size="8pt" officeooo:rsid="00ae96a9" style:font-size-asian="8pt" style:font-size-complex="8pt"/>
    </style:style>
    <style:style style:name="T18" style:family="text">
      <style:text-properties fo:font-size="8pt" officeooo:rsid="008c0adb" style:font-size-asian="8pt" style:font-size-complex="8pt"/>
    </style:style>
    <style:style style:name="T19" style:family="text">
      <style:text-properties fo:font-size="8pt" officeooo:rsid="00206f79" style:font-size-asian="8pt" style:font-size-complex="8pt"/>
    </style:style>
    <style:style style:name="T20" style:family="text">
      <style:text-properties fo:font-size="8pt" officeooo:rsid="0065194d" style:font-size-asian="8pt" style:font-size-complex="8pt"/>
    </style:style>
    <style:style style:name="T21" style:family="text">
      <style:text-properties fo:font-size="8pt" officeooo:rsid="00a8d983" style:font-size-asian="8pt" style:font-size-complex="8pt"/>
    </style:style>
    <style:style style:name="T22" style:family="text">
      <style:text-properties fo:font-size="8pt" officeooo:rsid="0049b26b" style:font-size-asian="8pt" style:font-size-complex="8pt"/>
    </style:style>
    <style:style style:name="T23" style:family="text">
      <style:text-properties fo:font-size="8pt" officeooo:rsid="004fc68b" style:font-size-asian="8pt" style:font-size-complex="8pt"/>
    </style:style>
    <style:style style:name="T24" style:family="text">
      <style:text-properties fo:font-size="8pt" officeooo:rsid="004f4905" style:font-size-asian="8pt" style:font-size-complex="8pt"/>
    </style:style>
    <style:style style:name="T25" style:family="text">
      <style:text-properties fo:font-size="8pt" officeooo:rsid="0052a24e" style:font-size-asian="8pt" style:font-size-complex="8pt"/>
    </style:style>
    <style:style style:name="T26" style:family="text">
      <style:text-properties fo:font-size="8pt" officeooo:rsid="00a9e31c" style:font-size-asian="8pt" style:font-size-complex="8pt"/>
    </style:style>
    <style:style style:name="T27" style:family="text">
      <style:text-properties fo:font-size="8pt" officeooo:rsid="004b01e5" style:font-size-asian="8pt" style:font-size-complex="8pt"/>
    </style:style>
    <style:style style:name="T28" style:family="text">
      <style:text-properties fo:font-size="8pt" officeooo:rsid="005ac453" style:font-size-asian="8pt" style:font-size-complex="8pt"/>
    </style:style>
    <style:style style:name="T29" style:family="text">
      <style:text-properties fo:font-size="8pt" officeooo:rsid="00af04d2" style:font-size-asian="8pt" style:font-size-complex="8pt"/>
    </style:style>
    <style:style style:name="T30" style:family="text">
      <style:text-properties fo:font-size="8pt" officeooo:rsid="00aafc20" style:font-size-asian="8pt" style:font-size-complex="8pt"/>
    </style:style>
    <style:style style:name="T31" style:family="text">
      <style:text-properties fo:font-size="8pt" officeooo:rsid="00546a7a" style:font-size-asian="8pt" style:font-size-complex="8pt"/>
    </style:style>
    <style:style style:name="T32" style:family="text">
      <style:text-properties fo:font-size="8pt" officeooo:rsid="005c7556" style:font-size-asian="8pt" style:font-size-complex="8pt"/>
    </style:style>
    <style:style style:name="T33" style:family="text">
      <style:text-properties fo:font-size="8pt" officeooo:rsid="00af66ad" style:font-size-asian="8pt" style:font-size-complex="8pt"/>
    </style:style>
    <style:style style:name="T34" style:family="text">
      <style:text-properties fo:font-size="8pt" officeooo:rsid="00b3afc2" style:font-size-asian="8pt" style:font-size-complex="8pt"/>
    </style:style>
    <style:style style:name="T35" style:family="text">
      <style:text-properties fo:font-size="8pt" officeooo:rsid="005b4b96" style:font-size-asian="8pt" style:font-size-complex="8pt"/>
    </style:style>
    <style:style style:name="T36" style:family="text">
      <style:text-properties fo:font-size="8pt" officeooo:rsid="0025a94c" style:font-size-asian="8pt" style:font-size-complex="8pt"/>
    </style:style>
    <style:style style:name="T37" style:family="text">
      <style:text-properties officeooo:rsid="00ae96a9"/>
    </style:style>
    <style:style style:name="T38" style:family="text">
      <style:text-properties officeooo:rsid="0065194d"/>
    </style:style>
    <style:style style:name="T39" style:family="text">
      <style:text-properties officeooo:rsid="00a9e31c"/>
    </style:style>
    <style:style style:name="T40" style:family="text">
      <style:text-properties officeooo:rsid="00af04d2"/>
    </style:style>
    <style:style style:name="T41" style:family="text">
      <style:text-properties officeooo:rsid="005ac453"/>
    </style:style>
    <style:style style:name="T42" style:family="text">
      <style:text-properties officeooo:rsid="00668b45"/>
    </style:style>
    <style:style style:name="T43" style:family="text">
      <style:text-properties officeooo:rsid="0066e7ac"/>
    </style:style>
    <style:style style:name="T44" style:family="text">
      <style:text-properties officeooo:rsid="00821823"/>
    </style:style>
    <style:style style:name="T45" style:family="text">
      <style:text-properties officeooo:rsid="00241261"/>
    </style:style>
    <style:style style:name="T46" style:family="text">
      <style:text-properties officeooo:rsid="005e11b6"/>
    </style:style>
    <style:style style:name="T47" style:family="text">
      <style:text-properties officeooo:rsid="0061999c"/>
    </style:style>
    <style:style style:name="T48" style:family="text">
      <style:text-properties officeooo:rsid="008bef4b"/>
    </style:style>
    <style:style style:name="T49" style:family="text">
      <style:text-properties officeooo:rsid="0062bbed"/>
    </style:style>
    <style:style style:name="T50" style:family="text">
      <style:text-properties officeooo:rsid="006371de"/>
    </style:style>
    <style:style style:name="T51" style:family="text">
      <style:text-properties officeooo:rsid="008c0adb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6pt" officeooo:rsid="0038f8e5" style:font-size-asian="16pt" style:font-size-complex="16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52">Предметная область </text:span><text:span text:style-name="T53">(Domain)</text:span></text:p>
      <text:p text:style-name="P21"/>
      <text:p text:style-name="P22">Смысловое ядро (Core Domain)</text:p>
      <text:p text:style-name="P22"/>
      <text:p text:style-name="P1"/>
      <text:p text:style-name="P1"/>
      <text:p text:style-name="P1"/>
      <text:p text:style-name="P42">Сиситема управления API (API Management) – разрабатываемая система. Далее – система</text:p>
      <text:p text:style-name="P42"/>
      <text:p text:style-name="P42"/>
      <text:p text:style-name="P24">Открытое/Публичное API – открытый программный интерфейс не предпологающий наличия авторизации</text:p>
      <text:p text:style-name="P37">Закрытое API – программный интерфейс предполагающий наличие авторизации, подписки</text:p>
      <text:p text:style-name="P42"/>
      <text:p text:style-name="P44">Сущности (Entity)</text:p>
      <text:p text:style-name="P25">API – <text:span text:style-name="T13">программный интерфейс приложения</text:span></text:p>
      <text:p text:style-name="P26">OpenAPI/<text:span text:style-name="T14">Swagger</text:span> – <text:span text:style-name="T13">спецификация для описания API</text:span></text:p>
      <text:p text:style-name="P36"><text:span text:style-name="T16">План, тарифный план, </text:span><text:span text:style-name="T17">Plan</text:span><text:span text:style-name="T16"> – </text:span><text:span text:style-name="T18">контекст вызова API в котором происходит проверка типа авторизации, применение рейт лимитов к вызову. </text:span></text:p>
      <text:p text:style-name="P25">Токен, <text:span text:style-name="T37">Token</text:span> – <text:span text:style-name="T38">OAuth2 Access Token</text:span></text:p>
      <text:p text:style-name="P36"><text:span text:style-name="T19">client_id - </text:span><text:span text:style-name="T20">OAuth2 </text:span><text:span text:style-name="T21">clientId</text:span></text:p>
      <text:p text:style-name="P36"><text:span text:style-name="T19">client_secret - </text:span><text:span text:style-name="T20">OAuth2 </text:span><text:span text:style-name="T21">clientSecret</text:span></text:p>
      <text:p text:style-name="P36"><text:span text:style-name="T22">Шлюз </text:span><text:span text:style-name="T23">API, </text:span><text:span text:style-name="T17">APIGW</text:span><text:span text:style-name="T22"> – прогаммный компонент, </text:span><text:span text:style-name="T24">среда</text:span><text:span text:style-name="T22"> для размещения </text:span><text:span text:style-name="T24">и выполнения</text:span><text:span text:style-name="T22"> API</text:span></text:p>
      <text:p text:style-name="P32"><text:span text:style-name="T22">Ф</text:span><text:span text:style-name="T15">абрика API – программный компонент, среда для создания и дизайна API</text:span></text:p>
      <text:p text:style-name="P33"><text:span text:style-name="T25">Модуль у</text:span><text:span text:style-name="T15">правлени</text:span><text:span text:style-name="T25">я</text:span><text:span text:style-name="T15"> – программный компонент, среда для управления жизненным циклом API и приложений</text:span></text:p>
      <text:p text:style-name="P27">Каталог API – база данных API отображенная в UI, с целью дать возможность <text:span text:style-name="T39">поиска</text:span> нужного API и последующей подписки на него. <text:s/></text:p>
      <text:p text:style-name="P28">Поставщик, <text:span text:style-name="T37">Provider</text:span> – субъект осуществляющий публикацию API в системе.</text:p>
      <text:p text:style-name="P36"><text:span text:style-name="T19">Сервис поставщика, </text:span><text:span text:style-name="T22">приложение поставщика – </text:span><text:span text:style-name="T26">REST</text:span><text:span text:style-name="T22"> приложение </text:span><text:span text:style-name="T27">или</text:span><text:span text:style-name="T22"> сервис</text:span><text:span text:style-name="T27"> организации чей программный интерфейс может быть описан при помощи спецификации и опубликован в системе</text:span></text:p>
      <text:p text:style-name="P43">Владелец системы, <text:span text:style-name="T37">Owner</text:span> – организация-владелец системы использующая ее для управления своими API.</text:p>
      <text:p text:style-name="P29">Потребитель, <text:span text:style-name="T37">Consumer</text:span> – субъект взаимодействующий с опубликованным сервисом поставщика.</text:p>
      <text:p text:style-name="P36"><text:span text:style-name="T19">Приложение потребителя – </text:span><text:span text:style-name="T26">сущность содержащая учетные данные</text:span><text:span text:style-name="T27"> </text:span><text:span text:style-name="T26">для</text:span><text:span text:style-name="T28"> подпис</text:span><text:span text:style-name="T26">ки</text:span><text:span text:style-name="T28"> на </text:span><text:span text:style-name="T26">API</text:span><text:span text:style-name="T28"> поставщика </text:span><text:span text:style-name="T26">и последующего вызова</text:span></text:p>
      <text:p text:style-name="P30">Зона размещения, <text:span text:style-name="T40">logical deployment zone</text:span> – логическая зона в которой размещен сервис поставщика или приложени<text:span text:style-name="T41">е</text:span> потребителя.</text:p>
      <text:p text:style-name="P34"><text:span text:style-name="T25">Таблица зонной принадлежности, </text:span><text:span text:style-name="T29">zone accessory table</text:span><text:span text:style-name="T25"> </text:span><text:span text:style-name="T23"><text:s/>- </text:span><text:span text:style-name="T25">таблица принадле</text:span><text:span text:style-name="T28">ж</text:span><text:span text:style-name="T25">ности </text:span><text:span text:style-name="T30">API</text:span><text:span text:style-name="T25"> или приложения определенной зоне размещения</text:span></text:p>
      <text:p text:style-name="P36"><text:span text:style-name="T31">Политика, </text:span><text:span text:style-name="T29">Policy</text:span><text:span text:style-name="T31"> – функциональная единица кода в виде уполномоченного объекта (заместителя, proxy) которое применяется к вызову API <text:s/>и позволяет </text:span><text:span text:style-name="T28">выполнить</text:span><text:span text:style-name="T31"> некое бизнес-правило </text:span><text:span text:style-name="T28">при обработке вызова</text:span></text:p>
      <text:p text:style-name="P36"><text:span text:style-name="T28">М</text:span><text:span text:style-name="T32">аршрут вызова, </text:span><text:span text:style-name="T33">Call route</text:span><text:span text:style-name="T32"> – </text:span><text:span text:style-name="T34">путь</text:span><text:span text:style-name="T32"> прохождения вызова через среду размещения API</text:span></text:p>
      <text:p text:style-name="P36"><text:span text:style-name="T31">Зонное правило, Zone rule - <text:s/></text:span><text:span text:style-name="T28">цепочка политик примененная </text:span><text:span text:style-name="T35">к маршруту прохождения через зоны размещения</text:span></text:p>
      <text:p text:style-name="P35"><text:span text:style-name="T35">Т</text:span><text:span text:style-name="T15">аблица маршрутизации вызовов – </text:span><text:span text:style-name="T34">таблица соответствия зонных правил маршрутам вызова.<text:tab/></text:span></text:p>
      <text:p text:style-name="P36"><text:span text:style-name="T36">Трафик – </text:span><text:span text:style-name="T20">объем вызовов API проходящий через среду выполнения API</text:span></text:p>
      <text:p text:style-name="P31"><text:span text:style-name="T38">Cобыти</text:span><text:span text:style-name="T42">е, событие вызова, вызов – факт вызова програмного интерфейса в среде выполнения</text:span></text:p>
      <text:p text:style-name="P31">Логи – <text:span text:style-name="T42">зафиксированные в системе журналирования события вызова</text:span></text:p>
      <text:p text:style-name="P31">Sharding Tag – <text:span text:style-name="T43">маркер определяющий принадлежность шлюза и API к отдельной логической группе при размещении API в среде выполнения. Способ распределения API по шлюзам.</text:span></text:p>
      <text:p text:style-name="P38">Tenant - <text:s/><text:span text:style-name="T43">маркер определяющий принадлежность шлюза и эндпоинта API к отдельной логической группе при размещении API в среде выполнения. Способ распределения API эндпоинтов по шлюзам.</text:span><text:span text:style-name="T44"> </text:span></text:p>
      <text:p text:style-name="P38"/>
      <text:p text:style-name="P41">Объект-значение (Value object)</text:p>
      <text:p text:style-name="P39">Rate limit, рейт лимит – ограничение в моменте на кол-во вызовов.</text:p>
      <text:p text:style-name="P39"><text:span text:style-name="T45">Подписка, </text:span><text:span text:style-name="T37">Subscribtion</text:span><text:span text:style-name="T45"> – </text:span><text:span text:style-name="T46">зафиксированн</text:span><text:span text:style-name="T47">ое событие</text:span><text:span text:style-name="T46"> </text:span><text:span text:style-name="T11">предоставления доступа </text:span><text:span text:style-name="T48">приложения </text:span><text:span text:style-name="T11">к</text:span><text:span text:style-name="T49"> закрыт</text:span><text:span text:style-name="T48">ому</text:span><text:span text:style-name="T49"> API требующ</text:span><text:span text:style-name="T48">ее</text:span><text:span text:style-name="T49"> авторизации </text:span><text:span text:style-name="T50">вызова. </text:span><text:span text:style-name="T51">Подписка всегда должна происходить в контексте плана.</text:span></text:p>
      <text:p text:style-name="P37"><text:span text:style-name="T10">Api-Key</text:span><text:span text:style-name="T11"> – </text:span><text:span text:style-name="T12">уникальный идентификатор для аутентификации запросов</text:span></text:p>
      <text:p text:style-name="P37"/>
      <text:p text:style-name="P37">???</text:p>
      <text:p text:style-name="P37"><text:span text:style-name="T10">Api-Key</text:span><text:span text:style-name="T11"> – </text:span><text:span text:style-name="T12">уникальный идентификатор для аутентификации запросов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10">Задача п</text:p>
      <text:p text:style-name="P10"/>
      <text:list xml:id="list2449292698" text:style-name="L1">
        <text:list-item>
          <text:p text:style-name="P12"><text:span text:style-name="T1">Р</text:span><text:span text:style-name="T2">ужение поставщика API</text:span><text:span text:style-name="T1">:</text:span></text:p>
          <text:list>
            <text:list-item>
              <text:p text:style-name="P14">трацию в роли поставщика API</text:p>
            </text:list-item>
            <text:list-item>
              <text:p text:style-name="P8">ве спецификации OpenAPI 3.0</text:p>
            </text:list-item>
            <text:list-item>
              <text:p text:style-name="P14">ной API в каталоге системы</text:p>
            </text:list-item>
            <text:list-item>
              <text:p text:style-name="P14">ией развертывания: </text:p>
              <text:list>
                <text:list-item>
                  <text:p text:style-name="P16">в сервисов в OpenAPI спецификации с последующей обработкой в рантайме</text:p>
                </text:list-item>
                <text:list-item>
                  <text:p text:style-name="P14">деплой разработанной API на предоставленные шлюзы</text:p>
                </text:list-item>
                <text:list-item>
                  <text:p text:style-name="P14"><text:soft-page-break/><text:span text:style-name="T3">декларация в OpenAPI спецификации </text:span>выборочн<text:span text:style-name="T3">ого </text:span>депло<text:span text:style-name="T3">я</text:span> API на определнные шлюзы (в определенные группы) </text:p>
                </text:list-item>
              </text:list>
            </text:list-item>
            <text:list-item>
              <text:p text:style-name="P18">управление жизненным циклом API</text:p>
            </text:list-item>
            <text:list-item>
              <text:p text:style-name="P18">управлять подпискаим на API</text:p>
            </text:list-item>
            <text:list-item>
              <text:p text:style-name="P16">преобразование трафика проходящего через шлюз путем применения политик</text:p>
            </text:list-item>
            <text:list-item>
              <text:p text:style-name="P16">возможность декларирования политик в расширении OpenAPI спецификации</text:p>
            </text:list-item>
          </text:list>
        </text:list-item>
        <text:list-item>
          <text:p text:style-name="P14">Реализовать понятие и окружение сопровождения:</text:p>
          <text:list>
            <text:list-item>
              <text:p text:style-name="P20">управление шлюзами в UI, управление размещением<text:span text:style-name="T4"> шлюз</text:span>ов<text:span text:style-name="T4"> в платформе управления контейнерами OpenShift Container Platform </text:span><text:span text:style-name="T5">через OpenShift API</text:span></text:p>
            </text:list-item>
            <text:list-item>
              <text:p text:style-name="P8">возможность маркировать шлюзы для их разбиения на логические группы</text:p>
            </text:list-item>
            <text:list-item>
              <text:p text:style-name="P14">управление конфигурацией развертывания <text:span text:style-name="T3">аналогично возможностям поставщика</text:span></text:p>
            </text:list-item>
            <text:list-item>
              <text:p text:style-name="P16"><text:span text:style-name="T4">у</text:span>правление пользователями системы</text:p>
            </text:list-item>
            <text:list-item>
              <text:p text:style-name="P12"><text:span text:style-name="T3">просмотр логов </text:span><text:span text:style-name="T6">вызова </text:span><text:span text:style-name="T7">API</text:span><text:span text:style-name="T6"> и аудит действий пользователей</text:span></text:p>
            </text:list-item>
            <text:list-item>
              <text:p text:style-name="P18">управление иными сущностями системы: приложения, подписки</text:p>
            </text:list-item>
          </text:list>
        </text:list-item>
        <text:list-item>
          <text:p text:style-name="P18">Реализовать понятие и окружение потребителя API:</text:p>
          <text:list>
            <text:list-item>
              <text:p text:style-name="P18">самостоятельную регистрацию в роли потребителя API</text:p>
            </text:list-item>
            <text:list-item>
              <text:p text:style-name="P18">управление приложениями потребителя, <text:span text:style-name="T5">генерация api-key, client_id, sclient_secret</text:span></text:p>
            </text:list-item>
            <text:list-item>
              <text:p text:style-name="P18">управление подписками потребителя</text:p>
            </text:list-item>
            <text:list-item>
              <text:p text:style-name="P18">возможность просмотра каталога опубликованных API</text:p>
            </text:list-item>
            <text:list-item>
              <text:p text:style-name="P18">возможность получить JWT с созданным приложением</text:p>
            </text:list-item>
            <text:list-item>
              <text:p text:style-name="P18">возможность вызова бизнес-API с полученым токеном </text:p>
            </text:list-item>
            <text:list-item>
              <text:p text:style-name="P20">возможность вызова бизнес-API с долгоживущим api-key</text:p>
            </text:list-item>
          </text:list>
        </text:list-item>
      </text:list>
      <text:p text:style-name="P1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5:19:27.851435505</meta:creation-date>
    <dc:date>2021-08-25T12:19:37.953234132</dc:date>
    <meta:editing-duration>P1DT21H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599" meta:character-count="4708" meta:non-whitespace-character-count="4161"/>
  </office:meta>
</office:document-meta>
</file>